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ca04" officeooo:paragraph-rsid="000fca04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ca04" officeooo:paragraph-rsid="000fca0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ca04" officeooo:paragraph-rsid="000fca0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 à programação paralela</text:p>
      <text:p text:style-name="P1">TEMPLATE PARA RELATÓRIOS</text:p>
      <text:p text:style-name="P1"/>
      <text:p text:style-name="P1"/>
      <text:p text:style-name="P3">1. Título do capítulo</text:p>
      <text:p text:style-name="P3">2. Objetivo do capítulo</text:p>
      <text:p text:style-name="P3">3. Resumo do capítulo</text:p>
      <text:p text:style-name="P3">4. Solução dos exercícios</text:p>
      <text:p text:style-name="P3">5. Trabalhos de programação</text:p>
      <text:p text:style-name="P3">6. Conclusão</text:p>
      <text:p text:style-name="P3">7. Referências consulta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08:25:38.651600442</meta:creation-date>
    <dc:date>2016-08-11T08:27:56.103905087</dc:date>
    <meta:editing-duration>PT2M19S</meta:editing-duration>
    <meta:editing-cycles>1</meta:editing-cycles>
    <meta:document-statistic meta:table-count="0" meta:image-count="0" meta:object-count="0" meta:page-count="1" meta:paragraph-count="9" meta:word-count="32" meta:character-count="212" meta:non-whitespace-character-count="189"/>
    <meta:generator>LibreOffice/5.1.4.2$Linux_X86_64 LibreOffice_project/10m0$Build-2</meta:generator>
  </office:meta>
</office:document-meta>
</file>